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12.1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fo:border="0.74pt solid #000000"/>
      <style:text-properties fo:color="#8d28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color="#8d281e"/>
    </style:style>
    <style:style style:name="ce3" style:family="table-cell" style:parent-style-name="Default">
      <style:text-properties fo:color="#8d281e"/>
    </style:style>
    <style:style style:name="ce4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 style:data-style-name="N100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intent</text:p>
          </table:table-cell>
          <table:table-cell table:style-name="ce4" office:value-type="string" calcext:value-type="string">
            <text:p>prompt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wake me up at noon tomorr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my alarm for getting up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make sure my alarm is set for three thirty in the morning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set an alarm for mid day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have an alarm set for three in the morning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you need to set alar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you to set alar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the alar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an you set alar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set alar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make a new alarm for 6 in the morning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make a new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reate an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for 6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an you alert me at 6 in the morning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'd like a new alarm set for 6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 for 6am, pleas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nitiate a new alarm pleas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up an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make up a new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want to make an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would like an alarm set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chedule an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set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larms set for 6am and 615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to go off tomorrow at five fifteen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an you set an alarm for seven fifteen for tomorr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me an alarm for 4pm and another for 5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one alarm for 215pm and another for 7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reate an alarm for 9 am and another one for 11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the alarm to go off at 9 tomorr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make an alarm for tomorrow at twilight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up two alarms one for 10am and another for 2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set up an alarm to go off tomorrow at daybreak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ould you set one alarm for 8am saturday and one for 9am sunday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an i turn on the alarm n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how do i set the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turn on the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my alarm for 6am tomorr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larm for 6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an you play an alarm at 5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reate alarm 6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larm for 5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make an alarm 6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reate an alarm for 6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ut in an alarm for 5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want an alarm at 5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my alarm for 5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reate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to wake me up at 8 tomorrow morning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you to set an alarm for 8am tomorr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set an alarm for 5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 for 9pm pleas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set for 6 in the morning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set for 10:00 and another set for 3:00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 for me for 10:00 and another one set for 4:00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would you set my alarm for 10:00 and another for 3:00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rovide assistance by setting an alarm at 8:00 and another for 11:00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assist me by setting my alarm for 9:00 and another for 11:00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tomorrow i need an alarm at 7 tomorr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at 9 tomorrow, set off the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tomorrow i would like an alarm for 9 tomorr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tomorrow i need the alarm to go off at 5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ound the alarm at 6 am tomorr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reminder for 2 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wake me up at 6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ring my phone at 12 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larm for 5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set an alarm for 2 p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 for 5 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an you make an alarm for 7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 5 am alarm pleas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at 8 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 to start work and another to stop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 to go to sleep and another to wake up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set a reminder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 to work out and another to go ho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create an alar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 for lunch and another for dinner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make an alar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set an alarm for my meeting and another for my phone call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want an alarm set up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set pleas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have an alarm wake me at 10:30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want an alarm to go off at 9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set for 9 am and another for 11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set for 5:30 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you to schedule an alar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create an alarm for 5:45 am and an alarm for 6:15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would you set up an alar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create one alarm for 330 pm and one for 8 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create a new alarm for me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an alarm to go off at 6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set two alarms, one at 12 pm and the next at 1 p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please create an alarm for 12 noon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need one alarm to go off at 6:30 am and a second alarm set for 8:00 am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help me get up at eight thirty in the morning tomorrow</text:p>
          </table:table-cell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style-name="ce5" office:value-type="string" calcext:value-type="string">
            <text:p>i want to be woken up at 9 tomorrow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cancel what you are doing, i've changed my min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never mind, cancel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top working on it, i need something el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cel my last request, i know the answer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forget it, i do not need it anymor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au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cel that last th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ilenc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qui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mut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top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top and go back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i stop talk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quiet now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hhhh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how do i make you stop talk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 you be quiet plea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stop doing what i aske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be quie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i would like you to stop what you were do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cancel that last comman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 you cancel what you were do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 you cancel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hut up!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i need you to stop talking now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i want you to quit the action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discontinue plea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i don't want you to speak any more for now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discontinue your current task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bort plea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quit the current action plea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forget my previous comman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bort the current action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ctually forget that i don't need i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quit what you are do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orry, you can actually stop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i actually don't want this anymore, please abor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cancel your present task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that's enough, don't say anymore plea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i want you to stop your present action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top talking plea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what you are doing is not actually helpful, please cancel the action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stop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cel action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cancel the inpu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i, stop talk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i, shut up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i, stop!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be quiet now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terminat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negate last comman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hal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would you stop talking plea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abandon the current job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abort the current task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terminate current process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i want you to cancel the current action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bor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stop doing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bort running program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don't continue with what you're do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oh shut the hell up would you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destroy process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cancel that last task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please refrain from carrying out the current task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i, cancel that last reques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do not complete the task that i gave you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i, please stop your current task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ctually, cancel that comman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nevermind, cancel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actually, cancel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forget i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cel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don't do this process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undo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cel current process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undo this process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just shut up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top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cel that inpu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never mind, don't do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never min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top doing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halt that immediately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top the process happening now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top, i changed my min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cel that last comman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oops cancel that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 you stop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ould you stop talking for a second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ould you stop please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 you switch off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 you stop speak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 you please cancel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can you end the task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scratch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refrain from talk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halt the process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no more talking</text:p>
          </table:table-cell>
        </table:table-row>
        <table:table-row table:style-name="ro1">
          <table:table-cell table:style-name="ce2" office:value-type="string" calcext:value-type="string">
            <text:p>CANCEL</text:p>
          </table:table-cell>
          <table:table-cell table:style-name="ce5" office:value-type="string" calcext:value-type="string">
            <text:p>i advise you to quit talking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 would like to know what today's date i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 need information on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what date it is pleas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what day today i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an you tell me tomorrow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he date for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 would like to know tomorrow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he month and day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n six days, what will it b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y will it be in fourteen day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ich day will it be five days from n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after another eight days, what day will it b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y is it gonna be in twenty-one day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urrent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y of the month is it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te is it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an you tell me the date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lease share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te is it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y is it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he 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what day it i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s it monday, tuesday, wednesday, thursday, friday, saturday, or sun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he day of the week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he date tomorrow, pleas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he date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he date tomorrow, pleas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omorrow's date, pleas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an you tell me what today's date i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oday's month, day and year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oday's date is what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lease tell me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ould you tell me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 need to know today's date pleas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ould you please tell me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he date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oday's date is what exactl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lease tell me what date it is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an you tell me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 need to know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would tomorrow's date b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the date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'd like to know the date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n 2 days, what date will it b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will be the date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will the date be in 10 day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15 days from today, what will the date b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he date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 need to know what date it is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n 100 days from now, what will be the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will be the date in 100 days from n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what the date is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give me tomorrow's date pleas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y is it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do you have the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he date of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lease give me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te is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oday is what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he day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year is it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he date 400 days from n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an you tell me the current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the date 650 days from n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he current date, month and year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will the date be 100 days from n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y of the week is it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y will it be 373 days from n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 need to know the date in 256 day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he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give me the date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 need to know what the date is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'd like to know what the date i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oday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what the date is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show me a calendar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show me the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i need the full date for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y of the month is it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an you remind me of the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omorrow, what will the date b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what the date is for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what the date will be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omorrow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omorrow on the calender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te is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alender says tomorrow i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ell me tomorrow's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the date tomorrow is what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en will it be in 10 day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day is it tomorr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he current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is the full date after today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he date 32 days from now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an you tell me the date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 will the date be in 64 day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an you tell me what the next day is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what's toda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realism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regard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interorganizational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it is all relative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intercontinental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superced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let it be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definition of incomprehensibl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stupendou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definition of intelligent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good riddance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break a leg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hyperactiv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definition of valor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stupedous meant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find the meaning of qat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the heck is qat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e qat for m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read me a definition for qat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look up qat pleas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might the meaning of altruism b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exactly what does altruism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altruism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definition of altruism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altruism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affiliate's definition is what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he definition of affiliate i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's the meaning of affiliat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's affiliate definitio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ition of affiliate is what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s the definition of poor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scribe the meaning of "dog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"money"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what the word die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definition of succumb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telepath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tertiary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the definition of the word redemptio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the word lux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an atarax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the word ataraxy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ataraxy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use the word ataraxy in a sentenc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e atarax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discretionary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e discretionar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i want to know the definition of discretionar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can you give the definition of deiscretionar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let's hear the definition of iridium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's the definition of analog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can you tell me the definition of sucros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ition of anachronism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's the definition of patriarch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can you tell me the definition of yttrbium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please share the definition of episcopali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saffron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e sonogram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e thoroughbred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's the meaning of a fortnight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an anachronism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's the meaning of emulsif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what cyst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definition of flang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what flange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e flang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flange means what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flang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"rescind"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word "rescind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is "rescind" a word of positive connotatio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ere i can use word "rescind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read me the definition of ajar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ajar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can you show me the dictionary definition of ajar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what monstrosity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give me the definition of ajar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definition of didactic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i need to know what adumbrate means can you look it up for me now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i want to know what the word discomfit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find what the word diaphanous mean pleas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o you know what calumny means <text:s/>please look it up for m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find out what the word abrogate means for m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what edict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the word abjure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can you tell me what dirge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what the word arboreal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s the definition of transmut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meaning of the word slander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meant by defens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what the word bounty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deceive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e zest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look up zesty in dictionar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definition of zest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is the definition of zesty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zesty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what alternative means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what does alternative mean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give me the meaning of alternative</text:p>
          </table:table-cell>
        </table:table-row>
        <table:table-row table:style-name="ro1"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tell me the meaning of alternativ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please flip a coin and tell me what side it lands o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will you flip a coin so i can make a choic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two sided coin and tell me what it lands o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need you to flip a coin so i can decid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begin the coin flip now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want you to help me make a decision by flipping a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please flip a coin, and i call head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 and let me know if it lands on heads or tails, pleas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want you to flip a fair sided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are you able to flip a two sided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need you to flip a coin so i can make a choic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an you please flip a coin, i call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, i call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heads or tails i choose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please tell me if a coin lands on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please tell me if a coin flip lands on heads or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 heads or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please flip a coin i select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will you flip a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an you get a coin and flip it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would you flip a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will you get a coin and flip it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 for me, with you calling head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'd like you to throw a virtual coin for m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an i get a random heads or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an you do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want a coin flip and i'll take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call tails for a coin flip you need to do right now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do a virtual coin flip and tell me if i win as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randomly pick between heads or tails and tell me if tails win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toss a coin and tell me what it lands o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hoose heads or tails and tell me what you came up with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fair coin i win if it's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 for me i call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me a coin i'm calling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take a coin and flip it and i call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hey, flip me a coin i call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 one tim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that dim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need to do a fair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that coin once; it must be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quarter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do one coin flip; it will be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; i say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how about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let's decide with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an you flip a coin onc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f you flip a coin, i call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let's settle it with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please flip a coin i hope its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need you to flip a coin onc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that coin pleas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the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that coin please, i choose head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that coin now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choose heads, now flip that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go ahead and flip that coin, i am choosing heads her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it pleas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am choosing heads, now please flip that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go ahead and flip a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go ahead and flip that coin, i choose head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an you flip a coin and tell me the result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will determine it with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want you to flip a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 and tell me if its heads or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 if you will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an you do a coin flip for m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need to have a coin flipped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would like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ned you to flip a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want a coin flipped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 for m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want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i require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lets go with heads or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lets flip for it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toss a coin i will take head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lets do a coin toss, i call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ilp a coin, i call head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spin a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lets do a coin tos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toss a coin i will take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do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do heads or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heads or tails please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ai, heads or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ai,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ai, please flip a co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ai, give me the results of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 for me ai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, you win with head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can you flip a coin, i will take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go ahead and flip a coin, i am calling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please flip a coin for me, tails i win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flip a coin, i have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heads or tail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perform a coin flip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do a coin toss</text:p>
          </table:table-cell>
        </table:table-row>
        <table:table-row table:style-name="ro1">
          <table:table-cell table:style-name="ce2" office:value-type="string" calcext:value-type="string">
            <text:p>FLIP_COIN</text:p>
          </table:table-cell>
          <table:table-cell table:style-name="ce5" office:value-type="string" calcext:value-type="string">
            <text:p>help me flip a coin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's everyth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things g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o, anyone there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re you okay right now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re you doing ok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's it going right now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hoy ho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y there!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is everything with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y hey!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have you been d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it's nice to see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o there!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is it g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things with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iya!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hat's up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're you d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it's good to see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is everything going ok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is everything g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goes it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o, ai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y, ai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ake up, ai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good d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greetings to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o, friend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hats up with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y there fellow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hats up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yo, hows it g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things for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re things going well for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o siri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i there alexa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you doing, ai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i how are you doing tod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you doing today, ai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is my ai d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i how are you doing on this fine d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er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so how is everyth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you this d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i how are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is everything going for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i how is everyth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ell hello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just wanted to say hi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is your d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hy hello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re you well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la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good to see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've you been feel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things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re you doing well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good even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yo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i, how are you feel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is the ai d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i, how are you d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i ai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ave you been good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is everything ok with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have you been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re you doing ok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's life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hat's up with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hat's going on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's it going with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's ife treating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o how's it g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you tod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can you tell me how you're doing tod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you this fine d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things treating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loha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are you feeling ok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do you feel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bonjour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are things going for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hat do you feel like d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o, what's up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y how's life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i there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y how's it hang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tell me how you've been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 is life treating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i there, how are things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o, how are you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y, how's it go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llo, are you doing alright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i! are you doing okay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hat's happening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ey what's up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why, hello bandit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howdy, what's new</text:p>
          </table:table-cell>
        </table:table-row>
        <table:table-row table:style-name="ro1">
          <table:table-cell table:style-name="ce2" office:value-type="string" calcext:value-type="string">
            <text:p>GREETING</text:p>
          </table:table-cell>
          <table:table-cell table:style-name="ce5" office:value-type="string" calcext:value-type="string">
            <text:p>salutations!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ace a phone call to yiming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hone lobb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call dominos pizza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redial the last number dialed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911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call a taxi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call mom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work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justin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hom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erryn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have to call the command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will be calling h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t is important that i call kati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x is who i need to call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am going to call the landlord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mac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dial lisa's cell phone numb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ease dial david now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need you to call michael at hom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call mar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ease phone lizz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ease dial x's phone numb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dial x's phone pleas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ease call tob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dav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my best friend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make a phone call to mark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call my mom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mark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friend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i call a restaurant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make a phone call to kevin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bob for m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my moth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jim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make a phone call to rog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make a phone call to dav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mymoth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make a phone call to rand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bella needs to be called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give liz a call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would you give jenny a call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want you to call bella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hone call secretar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get a hold of su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'm looking to call a group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tom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dial x's numb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dial christie's cell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christie's work numb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hone christi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christi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ease dial christie's numb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call someon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someone for m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dial someone's phone numb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need to talk to someone on the phon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someon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t's time for me to call drew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t's necessary to call michael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must call jordan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x is waiting for me to call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ut me on a call to sall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ace a call to bill now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want to place a call to mik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have to call jan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call russell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ace call to robb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dial sarah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robb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hone sarah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sarah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robby for m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want to call robb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call robb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honecall sarah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want to talk to sarah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dial steven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hone steven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ring steven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steven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want to make a call to uncl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use my phone to dial work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start a phone call with kath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nitiate a phone call with receptionist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a phone call be made to maria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need you to call the brok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ease do me a favor and call brother mario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n you please call nata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all sandra right now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mmediately call tom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must call dr smith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connect me to bob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ace a call to father callahan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should call ruthie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ease call christy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must call roderick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please make a phone call to christopher</text:p>
          </table:table-cell>
        </table:table-row>
        <table:table-row table:style-name="ro1">
          <table:table-cell table:style-name="ce2" office:value-type="string" calcext:value-type="string">
            <text:p>MAKE_CALL</text:p>
          </table:table-cell>
          <table:table-cell table:style-name="ce5" office:value-type="string" calcext:value-type="string">
            <text:p>i need to call mark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does life have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s being alive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real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answer to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s there really an answer to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does life have a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o can tell me if there's any meaning to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makes life have any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y do you think we're her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the answer to existenc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the point of sentienc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the purpose of existenc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the purpose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the point of this dumpster fire known as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life's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s there a greater purpose in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our purpose in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how is life in existenc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lifes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exactly is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s lifes meaning exactly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the meaning of this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meaning of life her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does my life have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 wish to know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 wanna know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 wanna know the point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 need to know the point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 must know the point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tell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 gotta know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your take on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tell me what is the purpose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meaning does life hold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do you think is the meaning of lik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how do i find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purpose of exsistanc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your version on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your explanation for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purpose of creation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an you figure out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s your take on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an you explain the meaning of life to m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life all about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an you explain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the point of life, anyways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the meaning of life pleas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'd like to me told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do you know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say what the meaning of life is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an you tell me life's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the meaning of my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underlying purpose to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do you think about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life’s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help me figure out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ould you tell me the meaning of life, pleas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ould you tell me the meaning of life, pleas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an you tell me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ould you tell me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an you tell me the meaning of life, pleas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does life mean to you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s there really a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s there any meaning to being aliv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meaning of my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point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the point of everyth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s there a meaning to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y are we here in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an you share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research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an you tell me what you think the meaning of life is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our purpose here on earth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s love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s there a reason people exist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secret or meaning to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does life mean on a deeper level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how would you put what life is all about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how would you describe what life means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do people say life means or the meaning is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life has what meaning or what's the secret to it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ere is there meaning in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the meaning of this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do you know what the meaning of life is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life's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does life have a meaning, according to you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does this life have a meaning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can you share with me your interpretation of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do you think is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s there a meaning in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 wonder if you can explain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i always wonder about the meaning of life, can you tell m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's my meaning in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define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meaning of life is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your perception of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s the meaning of life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do you think the meaning of life is</text:p>
          </table:table-cell>
        </table:table-row>
        <table:table-row table:style-name="ro1">
          <table:table-cell table:style-name="ce2" office:value-type="string" calcext:value-type="string">
            <text:p>MEANING_OF_LIFE</text:p>
          </table:table-cell>
          <table:table-cell table:style-name="ce5" office:value-type="string" calcext:value-type="string">
            <text:p>what is behind life's meaning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hear you please repe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please repe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want you to repeat th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one more time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need you to repeat th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need you to please repeat th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one more time for me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would like that repeate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just another time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say it again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must have you repeat th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need that repeate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just one more tim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want to have that repeated for m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want that repeate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ai what was the questio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ai i didn't hear you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ai please repe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ai could you say tha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excuse m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 not hear you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get that, please repe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please repeat yourself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catch that, please repe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an you say that over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restate the last thing you told m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repeat what you just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catch that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hat was that last thing you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repeat what you just told m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please say that one more tim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hold on what was that you just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repeat that last respon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need you to repeat that,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 not quite hear you, can you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an you please repeat that respon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 not hear you, please repe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say it one more time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hear, please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m sorry can you repeat yourself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missed what you said, can you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couldn't hear you, can you repeat i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hear say it again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an you repeat yourself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would like you to repeat yourself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missed that last one, please repe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hat was th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hear you can you repeat th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please repeat that phr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missed what you said, please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an you tell me what you just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ill you repeat that,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ould you repeat that,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ould you repeat that,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ould you repeat tha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ould you please ask the question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am needing for you to say tha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need for you to ask the question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ould you ask the question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am going to need you to say tha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ould you say that again,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repeat the questio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hear what you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repeat that pleas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hear you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t hear what you just said, can you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may you repeat what you said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hear what you just said, can you repeat i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understand what you just said, can you repeat i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t understand what you just said, can you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an you say what you just said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ould you repeat what you just said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ould you repeat what you just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ill you please repeat what you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hat did you just mentio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need that said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need to know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please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tell me once mor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repeat tha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replay what you just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missed that,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ould you say tha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repeat your last messag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say it one more tim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 not understand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an you please sat it one more tim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 not catch that, repeat what you just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sorry, i didn't hear you, can you say that 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hear you, can you repeat that louder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didn't catch that so please repeat it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please run that by me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i missed that say it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an you say again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please repeat what you just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an i get you to say that once more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will you repeat what you just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please repeat over what you said</text:p>
          </table:table-cell>
        </table:table-row>
        <table:table-row table:style-name="ro1">
          <table:table-cell table:style-name="ce2" office:value-type="string" calcext:value-type="string">
            <text:p>REPEAT</text:p>
          </table:table-cell>
          <table:table-cell table:style-name="ce5" office:value-type="string" calcext:value-type="string">
            <text:p>come again with that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ill you roll a d20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ill you roll a 12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ill you roll a 10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'd like you to roll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'd like a 7 sided dice roll pleas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need to roll a 10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ease roll a 7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let's roll som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want to roll som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an you roll a fair, 6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'd like to roll a dice and get the result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an you roll a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want to roll a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help me roll a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dice for m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go ahead and roll thos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need you to roll an 8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want you to roll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go ahead and roll that 9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7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the 10 sided dice on tim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pair of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ease do a dice roll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ease roll a 6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6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ease roll a die now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this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need a 10 sided die rolled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would like a 10 sided die rolled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ould you roll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e a 10 sided die for m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ould you role a ten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an you roll a 10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the dice need to be rolled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would like the dice to be rolled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toss a die would you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ay vegas baby roll a dice for mama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find a virtual dice and roll it for me pleas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dice and give me a number from 1 to 6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dice now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dice pleas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go ahead and roll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ease roll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ill you roll a 6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ill you roll a 3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ill you roll a 5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ill you roll a 2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ill you roll a 4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ease roll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give me a random number between 1 and 6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want you to roll a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ai, please roll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that dice, ai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ai, would you kindly roll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ai, go ahead and roll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ease roll the dice, ai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ould you roll a 6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an you roll a 6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'd like you to roll a 6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6 sided dice for m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ould you roll the 8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an you roll the 12 sided dice pleas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go ahead and roll the 6 sided dice for m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ease roll the 10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lease roll the 5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give the dice a roll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the dice for m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an you roll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ould you roll the dice pleas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need you to roll dice now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provide a random roll of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an you roll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throw the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the dice!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the die!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shoot the dice!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throw the dice!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them bones!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6 sided dice roll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6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die, 6 sided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die with 6 sides pleas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die with 6 sides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hat do you get if you roll a six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tell me the result of a dice roll with five sides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hat do you get when you roll a dice with five sides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'd like to know how much you get when you roll a ten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hen you roll a six sided dice what is the results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n eight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pair of eight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i need an algorithm to give me the result of rolling one twelve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what number do you get when you roll one six sided di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pair of six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can you roll a 4 sided dice</text:p>
          </table:table-cell>
        </table:table-row>
        <table:table-row table:style-name="ro1">
          <table:table-cell table:style-name="ce2" office:value-type="string" calcext:value-type="string">
            <text:p>ROLL_DICE</text:p>
          </table:table-cell>
          <table:table-cell table:style-name="ce5" office:value-type="string" calcext:value-type="string">
            <text:p>roll a seven sided dice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et a 4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et a timer for 6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imer for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need a 7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need to set the timer for two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an you set a timer for me for fifteen minutes starting now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tart the timer now and stop at thirty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would like you to set the timer to go off in ten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et a timer for 4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wake me in an hou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et a timer for cooki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want a timer set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remind me in (x) hour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timer for (x)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gotta have a 10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et a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need a 10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wish to have a 10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really need to set a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new timer for ten second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want a 10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gotta set a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10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brand new timer for eight second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en second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must set a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imer for twelve second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imer for fifteen second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tell me when two minutes are up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tart a timer for two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imer for two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tart counting down from two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an you set a timer for two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"please set 5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an u please set the timer for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timer of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"can u set a timer for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one hour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et a timer for 2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five minute timer pleas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imer for two hour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an you set a two hour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the timer for me pleas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you need to set the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need you to set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et the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would like a timer set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an you set a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need you to set a ti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need a timer set for 1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tart a countdown for 2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imer for 1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'll need you to set a timer for 1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let's get a timer set for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imer for 3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tart counting down from 1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let's get a timer going for 1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need a timer for 20 second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timer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alert me in 2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give me a 10 minute countdown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let me know in 15 minutes pleas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'm cooking an egg, timer for 3 min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10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tart a timer for 1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timer 1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ount down 10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make up a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reate a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an you set a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need to set a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up a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ould you start a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lets set a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run a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one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five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seven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tart a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four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six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how do i set a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want a timer for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timer for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 timer to go off in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timer for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i want to set a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make a timer for 5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et a timer fo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remind me that time is up in sixty minutes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an alarm for nine minutes from now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tell me when ninety minutes have passed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 set timer for 4 pm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want 5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set 30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get a 3 minut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please, can you set the timer for me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can you please the timer</text:p>
          </table:table-cell>
        </table:table-row>
        <table:table-row table:style-name="ro1">
          <table:table-cell table:style-name="ce2" office:value-type="string" calcext:value-type="string">
            <text:p>TIMER</text:p>
          </table:table-cell>
          <table:table-cell table:style-name="ce5" office:value-type="string" calcext:value-type="string">
            <text:p>will you set the timer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expression would i use to say i love you if i were an itali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ell me how to say 'i do not speak much spanish',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is the equivalent of, 'life is good'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ell me how to say, 'it is a beautiful morning' in itali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if i were mongolian, how would i say that i am a tourist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i say 'hotel' in fin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i need you to translate the sentence, 'we will be there soon' into portugu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please tell me how to ask for a taxi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ell me how i would say, 'more bread please'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is the correct way to say 'i am a visitor'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, 'i don't know the answer'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i would like to know the proper way to greet an adult in portugu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words would i use to tell someone i am lost if i were japan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 thank you if i were russi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ell me how i would normally say thank you as a french perso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i would like to know how to say hello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if i were english how would i say subway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i would i say subway if i were engl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hi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in england how do they say subway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ranslate hello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is hello said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do you call a subway if you were engl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 if i were english subway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should i say hello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could i say twin in chin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can i say not now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do spanish people say for the word cow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ranslate hello to engl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goodbye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 love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ould you translate atm machine into engl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please translate grocery into french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germans say goodnight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ell me how the russians say notebook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vietnameses people say hello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i say thank you in japan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is latin for i love you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can i thank somebody in itali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i say you're welcome in chin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ranslate hello english to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is hello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phrase means goodbye in hawaii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spanish word means hello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ranslate hello to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ranslate english to french hello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is the word for hello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goodbye in hawaii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's local slang for goodbye in hawaii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hello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ell me how to say hello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do i say for goodbye in hawaii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ranslate hello into french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i say hello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translate for me hello into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they say say goodbye in hawaii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is spanish for hello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 hello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can i say i love you in italy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is spanish for good morning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it's snowing in germ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you say can i borrow five dollars in portugu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do you know how to say where is the restroom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 pleased to meet you if i were japan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hello into swedish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i love you into french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where's the bar into irish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 goodbye if i were norwegi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 i love you if i were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 hello if i were swed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good bye into russian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i have to go pee into korean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would i say i'm not guilty if i were mexic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thank you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es one say thank you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can i say thank you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is thank you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what is the way to say thank you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"who is your father" in germ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"where's the bathroom"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"how's it going" in swahili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"i love you" in japan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"what's up" in chines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thank you in germ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please in arabic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cat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i'm hungry in fren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you say i need coffee in dutc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yes in brazil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cat into russian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bowl into russian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hello in franc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i wanna know a phrase in spanish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bat into russian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no in germany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hi into spanish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i wanna learn a phrase in russian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hello in germany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can you translate milk into spanish for me</text:p>
          </table:table-cell>
        </table:table-row>
        <table:table-row table:style-name="ro1">
          <table:table-cell table:style-name="ce2" office:value-type="string" calcext:value-type="string">
            <text:p>TRANSLATE</text:p>
          </table:table-cell>
          <table:table-cell table:style-name="ce5" office:value-type="string" calcext:value-type="string">
            <text:p>how do they say hello in brazil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are the conditions like in orlando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temperature like in tampa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forecast like for pittsburgh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are the conditions like in sarasota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climate like in chicago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will the temperature be tomorr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ill it rain to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ill it freeze tonigh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give me the 7 day forecas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it hot outsid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going to be like to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it going to rain to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going to be like tomorr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it going to rain tonigh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are there any tornadoes coming soon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it snowing in the next two weeks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like in denv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like tomorr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record high temperature for to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s the predicted weather suppose to be lik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s the forecast for the 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does the weather look lik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does the forecast look lik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going to be lik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tell me this week's forecas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ill it get over 90 degrees to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temperature outsid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tell me how the weather is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it raining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 is it outsid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 hot will it be tomorr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for tomorrow in georgia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forecast for this week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ill it snow this weekend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there any rain in the next 3 days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can you tell me what the weather will be pleas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's the 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weather looking lik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weather should i expec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costa mesa current 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temperature in costa mesa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report for costa mesa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eather in costa mesa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costa mesa 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 need meteorological data for tallahasse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's the weather in tallahasse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read me the current weather report for tallahasse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tell me the weather report for tallahasse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current weather situation for tallahasse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weekend forecas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can you tell me the low tonigh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it going to be sunny to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highest chance of rain for to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 cold is it going to be tonigh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forecast for seattl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outlook for seattl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are the weather conditions in seattl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 is the weather in seattl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report for seattl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can you give me info on miami 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miami weather lik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can you tell me about miami 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kind of weather does miami hav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 is the weather in miami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weather like right n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give me a rundown of the 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kind of weather is ther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tell me what the weather is lik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en is it going to rain again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high temperature for tomorr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 many of inches of snow did my hometown get last yea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are the atmospheric conditions in sparks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it raining in sparks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it cloudy or sunny in sparks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sparks experiencing bad weather right n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weather like in sparks right n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he temp right n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en will it rain nex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en is the next rain chanc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will the weather be this weekend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s the uv index tomorr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tell me today's weather forecast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tell me about the weather to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 want to know the weather forecast for to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will the weather be lik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chance of rain on friday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there a uv or smog alert for tomorr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is it snowing right now in richmond, va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will the low temperatures be over the weekend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can you let me know if it will be warm this week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en is the next time it is suppose to rain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 cold will it be tomorr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 is today's high temperature predicted to b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how much snow will we be getting tomorr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he current weather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it doing outside right now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what's today's weather going to be</text:p>
          </table:table-cell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5" office:value-type="string" calcext:value-type="string">
            <text:p>please tell me the weather forecas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hings can you help me with exactly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the things you can help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exactly can you help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you help me with exactly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you help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s of questions can you answer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tell me the subject areas you are familiar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orts of subjects are you well versed in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the subject areas you are knowledgable in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s of things are you knowledgable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tell me the types of things i can ask you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orts of things can i ask you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tell me what you are capable of answering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orts of queries should i give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orts of subjects do you know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ype of questions may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ich types of questions may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 of questions may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ich types of questions can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 of questions can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opics can i ask you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information can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ubjects do you know something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s of questions can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ypes of things do you know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 of questions do you accep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questions are permissible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my list of commands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the kinds of things you can help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 of questions are you good at answering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can i ask you about anything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can you help me with anything i need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ll can you do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hings do you know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you able to help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ypes of things are you able to do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you answer for me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is there anything i can't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questions do you respond to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hould i ask you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you able to answer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's the sort of thing i should ask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 of things can you answer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hings can you do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you do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ypes of questions do you have a response for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s of questions can you respond to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do you have answers for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questions am i allowed to ask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s of things can you do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ai can you tell me what things i may ask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i ask you, ai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m i able to ask the ai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ai, tell me what things i should ask of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orts of things am i able to ask of you ai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how can i get you to help me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ypes of things can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ort of things can you help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you able to do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i use you to help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how can i use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ubjects do you know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ubjects are you familiar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ubjects do you know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ypes of subjects do you know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you familiar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do you know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ubjects are you versed in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can you tell me the subjects you know bes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tell me the subjects you're aware of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let me know what subjects you comprehend well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the sorts of things i can ask you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questions are you programmed to answer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s of things can i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s of questions can i ask of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are there certain types of questions i can ask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kinds of things would you be able to help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i need to know what kind of things you can help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i want to know what sort of things you can assist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ort of things are you able to help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let me know what you can assist me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how can i benefit from using you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how can you assist me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i wanna know the types of subjects are you familiar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i wish to know the types of subjects are you familiar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please inform me of the types of subjects are you familiar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you be asked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tell me the types of subjects are you familiar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i would like to know the types of subjects are you familiar wit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i ask you all about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are you familiar with any types of subjects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kills do you have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are your capabilities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opics are you versed in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ort of stuff do you know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subjects do you know well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can i ask you to accomplish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asks can you complete for me</text:p>
          </table:table-cell>
        </table:table-row>
        <table:table-row table:style-name="ro1">
          <table:table-cell table:style-name="ce2" office:value-type="string" calcext:value-type="string">
            <text:p>WHAT_CAN_I_ASK_YOU</text:p>
          </table:table-cell>
          <table:table-cell table:style-name="ce5" office:value-type="string" calcext:value-type="string">
            <text:p>what type of questions are you partial to that i can ask you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p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affirmativ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what you just said i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not fals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a fa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 agree with the truth of what you just said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 believe what you just said i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would be grea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would be awesom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totally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oh 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that is righ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a 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seem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positiv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very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will be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appear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t i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righ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statement was corre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 think that'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accurat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 is i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corre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e answer is 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all righ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t's indeed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's a yes from m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you are corre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's a definite 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that's i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 vote 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corre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 i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p, that's righ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ah that's what i wan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ou got i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ah that's right, so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rue is my respons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's affirmativ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you got i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absolutely!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do tha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absolutely corre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confirm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i'd really like that alo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agreed, that's valid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affirmative, go ahead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that's corre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ah, that's how it i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ah, that's righ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of cours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's the truth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exactly righ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's accurat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 is accurat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's what i wan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 is a fa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 is corre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's confirmed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ndeed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uh-huh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correct, that'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's corre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ah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ap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ok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sure thing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you are righ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you ar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i do like tha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that is correc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i am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 think it'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would be 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would be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 believe that'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uh huh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p, that's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 is actually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's i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, that is right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correct, it is affirmativ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e answer to that is a resounding 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 can confirm it is affirmativ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my response to that is 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 have to say affirmative on that on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 would have to say yes as my answer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e answer to that is affirmativ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that is true, yes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t is definitely affirmativ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s is very much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t is a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ts a for sure true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yes sir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t's true</text:p>
          </table:table-cell>
        </table:table-row>
        <table:table-row table:style-name="ro1" table:number-rows-repeated="10470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23:15:14.884590787</dc:date>
    <meta:editing-duration>PT6H4M40S</meta:editing-duration>
    <meta:editing-cycles>1</meta:editing-cycles>
    <meta:document-statistic meta:table-count="1" meta:cell-count="3002" meta:object-count="0"/>
    <meta:generator>LibreOffice/7.4.3.2$Linux_X86_64 LibreOffice_project/40$Build-2</meta:generator>
  </office:meta>
</office:document-meta>
</file>